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eeeeee" draw:textarea-horizontal-align="justify" draw:textarea-vertical-align="middle" draw:auto-grow-height="false" fo:min-height="9.85cm" fo:min-width="6.3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5.45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8cm" svg:height="10.1cm" svg:x="4cm" svg:y="8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cm" svg:y1="9.8cm" svg:x2="10.8cm" svg:y2="9.8cm">
          <text:p/>
        </draw:line>
        <draw:line draw:style-name="gr2" draw:text-style-name="P2" draw:layer="layout" svg:x1="14.9cm" svg:y1="11cm" svg:x2="10.8cm" svg:y2="11cm">
          <text:p/>
        </draw:line>
        <draw:line draw:style-name="gr2" draw:text-style-name="P2" draw:layer="layout" svg:x1="14.9cm" svg:y1="14.6cm" svg:x2="10.8cm" svg:y2="14.6cm">
          <text:p/>
        </draw:line>
        <draw:line draw:style-name="gr2" draw:text-style-name="P2" draw:layer="layout" svg:x1="14.9cm" svg:y1="15.6cm" svg:x2="10.8cm" svg:y2="15.6cm">
          <text:p/>
        </draw:line>
        <draw:frame draw:style-name="gr3" draw:text-style-name="P3" draw:layer="layout" svg:width="5.1cm" svg:height="1.2cm" svg:x="15.1cm" svg:y="9.3cm">
          <draw:text-box>
            <text:p>IRQ1_TTY</text:p>
          </draw:text-box>
        </draw:frame>
        <draw:frame draw:style-name="gr3" draw:text-style-name="P3" draw:layer="layout" svg:width="4.1cm" svg:height="1.2cm" svg:x="15.1cm" svg:y="10.5cm">
          <draw:text-box>
            <text:p>IRQ1_TIME</text:p>
          </draw:text-box>
        </draw:frame>
        <draw:custom-shape draw:style-name="gr4" draw:text-style-name="P4" draw:layer="layout" svg:width="0.3cm" svg:height="0.3cm" svg:x="11.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11.4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11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7cm" svg:height="0.962cm" svg:x="15.2cm" svg:y="14cm">
          <draw:text-box>
            <text:p>IRQN_TTY</text:p>
          </draw:text-box>
        </draw:frame>
        <draw:frame draw:style-name="gr6" draw:text-style-name="P3" draw:layer="layout" svg:width="4.7cm" svg:height="1.673cm" svg:x="15.2cm" svg:y="15.2cm">
          <draw:text-box>
            <text:p>IRQN_TIME</text:p>
          </draw:text-box>
        </draw:frame>
        <draw:frame draw:style-name="gr7" draw:text-style-name="P6" draw:layer="layout" svg:width="5.4cm" svg:height="5.7cm" svg:x="5.9cm" svg:y="12.4cm">
          <draw:text-box>
            <text:p text:style-name="P5"><text:span text:style-name="T1">ICU</text:span></text:p>
          </draw:text-box>
        </draw:frame>
        <draw:line draw:style-name="gr2" draw:text-style-name="P2" draw:layer="layout" svg:x1="14.9cm" svg:y1="16.9cm" svg:x2="10.9cm" svg:y2="16.9cm">
          <text:p/>
        </draw:line>
        <draw:line draw:style-name="gr2" draw:text-style-name="P2" draw:layer="layout" svg:x1="14.9cm" svg:y1="18cm" svg:x2="10.9cm" svg:y2="18cm">
          <text:p/>
        </draw:line>
        <draw:frame draw:style-name="gr5" draw:text-style-name="P3" draw:layer="layout" svg:width="4.2cm" svg:height="0.962cm" svg:x="15.3cm" svg:y="16.4cm">
          <draw:text-box>
            <text:p>IRQ_DMA</text:p>
          </draw:text-box>
        </draw:frame>
        <draw:frame draw:style-name="gr8" draw:text-style-name="P3" draw:layer="layout" svg:width="3.6cm" svg:height="0.962cm" svg:x="15.3cm" svg:y="17.7cm">
          <draw:text-box>
            <text:p>IRQ_IO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2:20:53.017465680</meta:creation-date>
    <dc:date>2018-05-01T12:34:26.528994078</dc:date>
    <meta:editing-duration>PT2M51S</meta:editing-duration>
    <meta:editing-cycles>1</meta:editing-cycles>
    <meta:document-statistic meta:object-count="17"/>
    <meta:generator>LibreOffice/5.4.5.1$Linux_X86_64 LibreOffice_project/40m0$Build-1</meta:generator>
  </office:meta>
</office:document-meta>
</file>